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P2"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3" style:family="paragraph" style:parent-style-name="Text_20_body">
      <style:paragraph-properties fo:margin-left="0in" fo:margin-right="0in" fo:margin-top="0in" fo:margin-bottom="0.1252in" loext:contextual-spacing="false" fo:line-height="100%" fo:orphans="2" fo:widows="2" fo:text-indent="0in" style:auto-text-indent="false"/>
      <style:text-properties fo:font-variant="normal" fo:text-transform="none" fo:color="#404040" style:font-name="inherit" fo:font-size="12pt" fo:letter-spacing="normal" fo:font-style="normal" fo:font-weight="bold"/>
    </style:style>
    <style:style style:name="P4" style:family="paragraph" style:parent-style-name="Text_20_body" style:list-style-name="L1">
      <style:paragraph-properties fo:margin-left="0.25in" fo:margin-right="0in" fo:margin-top="0in" fo:margin-bottom="0in" loext:contextual-spacing="false" style:line-height-at-least="0.25in" fo:orphans="2" fo:widows="2" fo:text-indent="0in" style:auto-text-indent="false" fo:padding="0in" fo:border="none"/>
    </style:style>
    <style:style style:name="P5" style:family="paragraph" style:parent-style-name="Text_20_body" style:list-style-name="L1">
      <style:paragraph-properties fo:margin-left="0.25in" fo:margin-right="0in" fo:margin-top="0in" fo:margin-bottom="0.1252in" loext:contextual-spacing="false" style:line-height-at-least="0.25in" fo:orphans="2" fo:widows="2" fo:text-indent="0in" style:auto-text-indent="false" fo:padding="0in" fo:border="none"/>
    </style:style>
    <style:style style:name="P6" style:family="paragraph" style:parent-style-name="Heading_20_2">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18pt" fo:letter-spacing="normal" fo:font-style="normal" fo:font-weight="bold"/>
    </style:style>
    <style:style style:name="P7" style:family="paragraph" style:parent-style-name="Heading_20_3">
      <style:paragraph-properties fo:margin-top="0in" fo:margin-bottom="0.0972in" loext:contextual-spacing="false" fo:orphans="2" fo:widows="2"/>
      <style:text-properties style:font-name="Roboto Slab" fo:font-size="15pt" fo:font-weight="bold"/>
    </style:style>
    <style:style style:name="P8" style:family="paragraph" style:parent-style-name="Heading_20_3">
      <style:paragraph-properties fo:margin-top="0in" fo:margin-bottom="0.0972in" loext:contextual-spacing="false"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9" style:family="paragraph" style:parent-style-name="List_20_Heading">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List_20_Heading">
      <style:paragraph-properties fo:margin-top="0in" fo:margin-bottom="0in" loext:contextual-spacing="false" fo:orphans="2" fo:widows="2" fo:padding="0in" fo:border="none"/>
    </style:style>
    <style:style style:name="P1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1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fo:letter-spacing="normal" loext:padding="0in" loext:border="none"/>
    </style:style>
    <style:style style:name="P13" style:family="paragraph" style:parent-style-name="Preformatted_20_Text">
      <style:paragraph-properties fo:margin-top="0in" fo:margin-bottom="0in" loext:contextual-spacing="false" fo:orphans="2" fo:widows="2" fo:padding="0in" fo:border="none"/>
      <style:text-properties fo:font-variant="normal" fo:text-transform="none" fo:color="#404040" style:font-name="Consolas" fo:font-size="9pt" fo:letter-spacing="normal" fo:font-style="normal" fo:font-weight="normal" loext:padding="0in" loext:border="none"/>
    </style:style>
    <style:style style:name="P14" style:family="paragraph" style:parent-style-name="Preformatted_20_Text">
      <style:paragraph-properties fo:margin-top="0in" fo:margin-bottom="0in" loext:contextual-spacing="false" fo:orphans="2" fo:widows="2" fo:padding="0in" fo:border="none"/>
      <style:text-properties fo:font-variant="normal" fo:text-transform="none" fo:color="#404040" fo:letter-spacing="normal" loext:padding="0in" loext:border="none"/>
    </style:style>
    <style:style style:name="P15" style:family="paragraph" style:parent-style-name="Preformatted_20_Text">
      <style:paragraph-properties fo:margin-top="0in" fo:margin-bottom="0in" loext:contextual-spacing="false" fo:orphans="2" fo:widows="2" fo:padding="0in" fo:border="none"/>
    </style:style>
    <style:style style:name="P16" style:family="paragraph" style:parent-style-name="Preformatted_20_Text" style:list-style-name="L1">
      <style:paragraph-properties fo:margin-left="0.25in" fo:margin-right="0in" fo:margin-top="0in" fo:margin-bottom="0in" loext:contextual-spacing="false" style:line-height-at-least="0.25in" fo:orphans="2" fo:widows="2"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17"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21pt" fo:letter-spacing="normal" fo:font-style="normal" fo:font-weight="bold"/>
    </style:style>
    <style:style style:name="P18" style:family="paragraph" style:parent-style-name="List_20_Contents">
      <style:paragraph-properties fo:margin-left="0.6437in" fo:margin-right="0in" fo:margin-top="0in" fo:margin-bottom="0.1252in" loext:contextual-spacing="false"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19" style:family="paragraph" style:parent-style-name="List_20_Contents">
      <style:paragraph-properties fo:margin-left="0.6437in" fo:margin-right="0in" fo:margin-top="0in" fo:margin-bottom="0.1252in" loext:contextual-spacing="false" fo:orphans="2" fo:widows="2" fo:text-indent="0in" style:auto-text-indent="false" fo:padding="0in" fo:border="none"/>
    </style:style>
    <style:style style:name="T1" style:family="text">
      <style:text-properties style:font-name="Consolas" fo:font-size="9pt" fo:font-style="normal" fo:font-weight="normal"/>
    </style:style>
    <style:style style:name="T2" style:family="text">
      <style:text-properties fo:font-variant="normal" fo:text-transform="none" fo:color="#404040" style:font-name="Lato" fo:font-size="12pt" fo:letter-spacing="normal" fo:font-style="normal" fo:font-weight="normal"/>
    </style:style>
    <style:style style:name="T3" style:family="text">
      <style:text-properties fo:font-variant="normal" fo:text-transform="none" fo:color="#404040"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4" style:family="text">
      <style:text-properties fo:font-variant="normal" fo:text-transform="none" fo:color="#e74c3c" style:font-name="Consolas" fo:font-size="9pt" fo:letter-spacing="normal" fo:font-style="normal" fo:font-weight="normal" fo:background-color="#ffffff" loext:char-shading-value="0" loext:padding-left="0.052in" loext:padding-right="0.052in" loext:padding-top="0.0209in" loext:padding-bottom="0.0209in" loext:border="0.06pt solid #e1e4e5"/>
    </style:style>
    <style:style style:name="T5" style:family="text">
      <style:text-properties fo:font-variant="normal" fo:text-transform="none" fo:color="#2980b9" style:text-line-through-style="none" style:text-line-through-type="none" style:font-name="Lato" fo:font-size="12pt" fo:letter-spacing="normal" fo:font-style="normal" style:text-underline-style="none" fo:font-weight="normal" style:text-blinking="false"/>
    </style:style>
    <style:style style:name="T6" style:family="text">
      <style:text-properties fo:font-variant="normal" fo:text-transform="none" fo:color="#2980b9" style:text-line-through-style="none" style:text-line-through-type="none" style:font-name="Lato" fo:font-size="12pt" fo:letter-spacing="normal" fo:font-style="normal" style:text-underline-style="none" fo:font-weight="bold"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3. Eine informelle Einführung in Python</text:h>
      <text:p text:style-name="P1"><text:span text:style-name="T2">Zum Ausprobieren der folgenden Beispiele muss alles eingetippt werden, was auf die Eingabeaufforderung (</text:span><text:span text:style-name="Source_20_Text"><text:span text:style-name="T4">&gt;&gt;&gt;</text:span></text:span><text:span text:style-name="T2"> oder </text:span><text:span text:style-name="Source_20_Text"><text:span text:style-name="T4">...</text:span></text:span><text:span text:style-name="T2">) folgt. Zeilen die nicht mit einer solchen Eingabeaufforderung beginnen, sind Ausgaben des Interpreters. Steht die sekundäre Eingabeaufforderung </text:span><text:span text:style-name="Source_20_Text"><text:span text:style-name="T4">...</text:span></text:span><text:span text:style-name="T2"> allein in einer Zeile, dann muss eine Leerzeile eingegeben werden. Dadurch werden mehrzeilige Befehle abgeschlossen.</text:span></text:p>
      <text:p text:style-name="P1"><text:span text:style-name="T2">Viele Beispiele in diesem Tutorial enthalten Kommentare - auch solche, die im interaktiven Modus eingegeben werden. Kommentare beginnen in Python mit einer Raute </text:span><text:span text:style-name="Source_20_Text"><text:span text:style-name="T4">#</text:span></text:span><text:span text:style-name="T2"> und gelten bis zum Ende der physikalischen Zeile. Ein Kommentar kann am Anfang einer Zeile beginnen oder im weiteren Verlauf einer Zeile, allerdings nicht innerhalb eines Zeichenkettenliterals. Eine Raute innerhalb eines Zeichenkettenliterals ist einfach nur eine Raute. Da Kommentare dazu dienen, Code zu erklären und von Python nicht interpretiert werden, können sie beim Abtippen weggelassen werden.</text:span></text:p>
      <text:p text:style-name="P2">Ein paar Beispiele:</text:p>
      <text:p text:style-name="P11"># Das ist der erste Kommentar</text:p>
      <text:p text:style-name="P13">spam = 1 <text:s text:c="19"/># und dies ist der zweite Kommentar</text:p>
      <text:p text:style-name="P14"><text:s text:c="28"/><text:span text:style-name="T1"># ... und jetzt ein dritter!</text:span></text:p>
      <text:p text:style-name="P13">string = "# Dies ist kein Kommentar."</text:p>
      <text:section text:style-name="Sect1" text:name="benutzung-von-python-als-taschenrechner">
        <text:h text:style-name="P6" text:outline-level="2"><text:bookmark text:name="tut-calculator"/>3.1. Benutzung von Python als Taschenrechner</text:h>
        <text:p text:style-name="P1"><text:span text:style-name="T2">Wir wollen ein paar einfache Python-Befehle ausprobieren: Starte den Interpreter und warte auf die primäre Eingabeaufforderung, </text:span><text:span text:style-name="Source_20_Text"><text:span text:style-name="T4">&gt;&gt;&gt;</text:span></text:span><text:span text:style-name="T2">.</text:span></text:p>
        <text:section text:style-name="Sect1" text:name="zahlen">
          <text:h text:style-name="P7" text:outline-level="3"><text:bookmark text:name="tut-numbers"/>3.1.1. Zahlen</text:h>
          <text:p text:style-name="P1"><text:span text:style-name="T2">Der Interpreter kann wie ein Taschenrechner eingesetzt werden: Man kann einen Ausdruck eingeben und der Interpreter berechnet das Ergebnis. Die Syntax für solche Ausdrücke ist einfach: Die Operatoren </text:span><text:span text:style-name="Source_20_Text"><text:span text:style-name="T4">+</text:span></text:span><text:span text:style-name="T2">, </text:span><text:span text:style-name="Source_20_Text"><text:span text:style-name="T4">-</text:span></text:span><text:span text:style-name="T2">, </text:span><text:span text:style-name="Source_20_Text"><text:span text:style-name="T4">*</text:span></text:span><text:span text:style-name="T2"> und </text:span><text:span text:style-name="Source_20_Text"><text:span text:style-name="T4">/</text:span></text:span><text:span text:style-name="T2"> wirken genauso wie in den meisten anderen Sprachen (beispielsweise Pascal oder C); Klammern können zur Gruppierung benutzt werden. Zum Beispiel:</text:span></text:p>
          <text:p text:style-name="P11">&gt;&gt;&gt; 2 + 2</text:p>
          <text:p text:style-name="P13">4</text:p>
          <text:p text:style-name="P13">&gt;&gt;&gt; # Dies ist ein Kommentar</text:p>
          <text:p text:style-name="P13">... 2 + 2</text:p>
          <text:p text:style-name="P13">4</text:p>
          <text:p text:style-name="P13">&gt;&gt;&gt; 2 + 2 <text:s/># und dies ist ein Kommentar in derselben Zeile wie Code</text:p>
          <text:p text:style-name="P13">4</text:p>
          <text:p text:style-name="P13">&gt;&gt;&gt; (50 - 5 * 6) / 4</text:p>
          <text:p text:style-name="P13">5.0</text:p>
          <text:p text:style-name="P13">&gt;&gt;&gt; 8 / 5 # Brüche gehen nicht verloren, wenn man Ganzzahlen teilt</text:p>
          <text:p text:style-name="P13">1.6</text:p>
          <text:p text:style-name="P1"><text:span text:style-name="T2">Anmerkung: Möglicherweise liefert die letzte Berechnung bei dir nicht genau das gleiche Ergebnis, weil sich Ergebnisse von Fließkommaberechnungen von Computer zu Computer </text:span><text:soft-page-break/><text:span text:style-name="T2">unterscheiden können. Im weiteren Verlauf wird noch darauf eingegangen, wie man die Darstellung bei der Ausgabe von Fließkommazahlen festlegen kann. Siehe </text:span><text:a xlink:type="simple" xlink:href="https://py-tutorial-de.readthedocs.io/de/python-3.3/floatingpoint.html#tut-fp-issues" text:style-name="Internet_20_link" text:visited-style-name="Visited_20_Internet_20_Link"><text:span text:style-name="T5">Fließkomma-Arithmetik: Probleme und Einschränkungen</text:span></text:a><text:span text:style-name="T2"> für eine ausführliche Diskussion von einigen Feinheiten von Fließkommazahlen und deren Repräsentation.</text:span></text:p>
          <text:p text:style-name="P1"><text:span text:style-name="T2">Um eine Ganzzahldivision auszuführen, die ein ganzzahliges Ergebnis liefert und den Bruchteil des Ergebnisses vernachlässigt, gibt es den Operator </text:span><text:span text:style-name="Source_20_Text"><text:span text:style-name="T4">//</text:span></text:span><text:span text:style-name="T2">:</text:span></text:p>
          <text:p text:style-name="P11">&gt;&gt;&gt; # Ganzzahldivision gibt ein abgerundetes Ergebnis zurück:</text:p>
          <text:p text:style-name="P13">... 7 // 3</text:p>
          <text:p text:style-name="P13">2</text:p>
          <text:p text:style-name="P13">&gt;&gt;&gt; 7 // -3</text:p>
          <text:p text:style-name="P13">-3</text:p>
          <text:p text:style-name="P1"><text:span text:style-name="T2">Das Gleichheitszeichen (</text:span><text:span text:style-name="Source_20_Text"><text:span text:style-name="T4">'='</text:span></text:span><text:span text:style-name="T2">) wird benutzt um einer Variablen einen Wert zuzuweisen. Danach wird kein Ergebnis vor der nächsten interaktiven Eingabeaufforderung angezeigt:</text:span></text:p>
          <text:p text:style-name="P11">&gt;&gt;&gt; width = 20</text:p>
          <text:p text:style-name="P13">&gt;&gt;&gt; height = 5 * 9</text:p>
          <text:p text:style-name="P13">&gt;&gt;&gt; width * height</text:p>
          <text:p text:style-name="P13">900</text:p>
          <text:p text:style-name="P2">Ein Wert kann mehreren Variablen gleichzeitig zugewiesen werden:</text:p>
          <text:p text:style-name="P11">&gt;&gt;&gt; x = y = z = 0 <text:s/># Null für x, y und z</text:p>
          <text:p text:style-name="P13">&gt;&gt;&gt; x</text:p>
          <text:p text:style-name="P13">0</text:p>
          <text:p text:style-name="P13">&gt;&gt;&gt; y</text:p>
          <text:p text:style-name="P13">0</text:p>
          <text:p text:style-name="P13">&gt;&gt;&gt; z</text:p>
          <text:p text:style-name="P13">0</text:p>
          <text:p text:style-name="P2">Variablen müssen “definiert” sein, bevor sie benutzt werden können, sonst tritt ein Fehler auf. Diese Definition geschieht durch eine Zuweisung:</text:p>
          <text:p text:style-name="P11">&gt;&gt;&gt; # Versuche eine undefinierte Variable abzurufen</text:p>
          <text:p text:style-name="P13">... n</text:p>
          <text:p text:style-name="P13">Traceback (most recent call last):</text:p>
          <text:p text:style-name="P14"><text:s/><text:span text:style-name="T1">File "&lt;stdin&gt;", line 1, in &lt;module&gt;</text:span></text:p>
          <text:p text:style-name="P13">NameError: name 'n' is not defined</text:p>
          <text:p text:style-name="P2">Python bietet volle Unterstützung für Fließkommazahlen. Werden Operanden verschiedener Zahlentypen durch einen Operator verknüpft, dann werden ganzzahlige Operanden in Fließkommazahlen umgewandelt:</text:p>
          <text:p text:style-name="P11">&gt;&gt;&gt; 3 * 3.75 / 1.5</text:p>
          <text:p text:style-name="P13">7.5</text:p>
          <text:p text:style-name="P13">&gt;&gt;&gt; 7.0 / 2</text:p>
          <text:p text:style-name="P13">3.5</text:p>
          <text:p text:style-name="P1"><text:span text:style-name="T2">Auch komplexe Zahlen werden unterstützt. Der Imaginärteil wird mit dem Suffix </text:span><text:span text:style-name="Source_20_Text"><text:span text:style-name="T4">j</text:span></text:span><text:span text:style-name="T2"> oder </text:span><text:span text:style-name="Source_20_Text"><text:span text:style-name="T4">J</text:span></text:span><text:span text:style-name="T2"> angegeben. Komplexe Zahlen mit einem Realanteil, der von Null verschieden ist, werden als </text:span><text:span text:style-name="Source_20_Text"><text:span text:style-name="T4">(real+imagj)</text:span></text:span><text:span text:style-name="T2"> geschrieben oder können mit der Funktion </text:span><text:span text:style-name="Source_20_Text"><text:span text:style-name="T4">complex(real, imag)</text:span></text:span><text:span text:style-name="T2"> erzeugt werden.</text:span></text:p>
          <text:p text:style-name="P11">&gt;&gt;&gt; 1j * 1J</text:p>
          <text:p text:style-name="P13"><text:soft-page-break/>(-1+0j)</text:p>
          <text:p text:style-name="P13">&gt;&gt;&gt; 1j * complex(0, 1)</text:p>
          <text:p text:style-name="P13">(-1+0j)</text:p>
          <text:p text:style-name="P13">&gt;&gt;&gt; 3 + 1j * 3</text:p>
          <text:p text:style-name="P13">(3+3j)</text:p>
          <text:p text:style-name="P13">&gt;&gt;&gt; (3 + 1j) * 3</text:p>
          <text:p text:style-name="P13">(9+3j)</text:p>
          <text:p text:style-name="P13">&gt;&gt;&gt; (1 + 2j) / (1 + 1j)</text:p>
          <text:p text:style-name="P13">(1.5+0.5j)</text:p>
          <text:p text:style-name="P1"><text:span text:style-name="T2">Komplexe Zahlen werden immer durch zwei Fließkommazahlen repräsentiert, dem Realteil und dem Imaginärteil. Um diese Anteile einer komplexen Zahl </text:span><text:span text:style-name="Emphasis"><text:span text:style-name="T2">z</text:span></text:span><text:span text:style-name="T2"> auszuwählen, stehen </text:span><text:span text:style-name="Source_20_Text"><text:span text:style-name="T4">z.real</text:span></text:span><text:span text:style-name="T2"> und </text:span><text:span text:style-name="Source_20_Text"><text:span text:style-name="T4">z.imag</text:span></text:span><text:span text:style-name="T2"> zur Verfügung.</text:span></text:p>
          <text:p text:style-name="P11">&gt;&gt;&gt; a = 1.5 + 0.5j</text:p>
          <text:p text:style-name="P13">&gt;&gt;&gt; a.real</text:p>
          <text:p text:style-name="P13">1.5</text:p>
          <text:p text:style-name="P13">&gt;&gt;&gt; a.imag</text:p>
          <text:p text:style-name="P13">0.5</text:p>
          <text:p text:style-name="P1"><text:span text:style-name="T2">Die Konvertierungsfunktionen in Fließkommazahlen und Ganzzahlen (</text:span><text:span text:style-name="Source_20_Text"><text:span text:style-name="T3">float()</text:span></text:span><text:span text:style-name="T2">, </text:span><text:span text:style-name="Source_20_Text"><text:span text:style-name="T3">int()</text:span></text:span><text:span text:style-name="T2">) stehen für komplexe Zahlen nicht zur Verfügung. Man kann </text:span><text:span text:style-name="Source_20_Text"><text:span text:style-name="T4">abs(z)</text:span></text:span><text:span text:style-name="T2"> verwenden, um den Betrag einer komplexen Zahl (als Fließkommazahl) zu berechnen, oder </text:span><text:span text:style-name="Source_20_Text"><text:span text:style-name="T4">z.real</text:span></text:span><text:span text:style-name="T2">, um den Realteil zu erhalten:</text:span></text:p>
          <text:p text:style-name="P11">&gt;&gt;&gt; a = 3.0 + 4.0j</text:p>
          <text:p text:style-name="P13">&gt;&gt;&gt; float(a)</text:p>
          <text:p text:style-name="P13">Traceback (most recent call last):</text:p>
          <text:p text:style-name="P14"><text:s/><text:span text:style-name="T1">File "&lt;stdin&gt;", line 1, in ?</text:span></text:p>
          <text:p text:style-name="P13">TypeError: can't convert complex to float; use abs(z)</text:p>
          <text:p text:style-name="P13">&gt;&gt;&gt; a.real</text:p>
          <text:p text:style-name="P13">3.0</text:p>
          <text:p text:style-name="P13">&gt;&gt;&gt; a.imag</text:p>
          <text:p text:style-name="P13">4.0</text:p>
          <text:p text:style-name="P13">&gt;&gt;&gt; abs(a) <text:s/># sqrt(a.real**2 + a.imag**2)</text:p>
          <text:p text:style-name="P13">5.0</text:p>
          <text:p text:style-name="P13">&gt;&gt;&gt;</text:p>
          <text:p text:style-name="P1"><text:span text:style-name="T2">Im interaktiven Modus wird der zuletzt ausgegebene Ausdruck der Variablen </text:span><text:span text:style-name="Source_20_Text"><text:span text:style-name="T4">_</text:span></text:span><text:span text:style-name="T2"> zugewiesen. Die ist besonders hilfreich, wenn man den Python-Interpreter als Taschenrechner einsetzt</text:span></text:p>
          <text:p text:style-name="P11">&gt;&gt;&gt; tax = 12.5 / 100</text:p>
          <text:p text:style-name="P13">&gt;&gt;&gt; price = 100.50</text:p>
          <text:p text:style-name="P13">&gt;&gt;&gt; price * tax</text:p>
          <text:p text:style-name="P13">12.5625</text:p>
          <text:p text:style-name="P13">&gt;&gt;&gt; price + _</text:p>
          <text:p text:style-name="P13">113.0625</text:p>
          <text:p text:style-name="P13">&gt;&gt;&gt; round(_, 2)</text:p>
          <text:p text:style-name="P13">113.06</text:p>
          <text:p text:style-name="P13">&gt;&gt;&gt;</text:p>
          <text:p text:style-name="P1"><text:span text:style-name="T2">Die Variable </text:span><text:span text:style-name="Source_20_Text"><text:span text:style-name="T4">_</text:span></text:span><text:span text:style-name="T2"> sollte man so behandeln, als wäre sie schreibgeschützt und ihr nicht explizit einen Wert zuweisen. Dadurch würde eine unabhängige lokale Variable mit demselben Namen erzeugt, die die eingebaute Variable </text:span><text:span text:style-name="Source_20_Text"><text:span text:style-name="T4">_</text:span></text:span><text:span text:style-name="T2"> mit ihrem speziellen Verhalten verdeckt.</text:span></text:p>
        </text:section>
        <text:section text:style-name="Sect1" text:name="zeichenketten-strings">
          <text:h text:style-name="P8" text:outline-level="3"><text:bookmark text:name="tut-strings"/><text:soft-page-break/>3.1.2. Zeichenketten (Strings)</text:h>
          <text:p text:style-name="P2">Außer mit Zahlen kann Python auch mit Zeichenketten umgehen, die auf unterschiedliche Weise darstellbar sind. Sie können in einfache oder doppelte Anführungszeichen eingeschlossen werden:</text:p>
          <text:p text:style-name="P11">&gt;&gt;&gt; 'spam eggs'</text:p>
          <text:p text:style-name="P13">'spam eggs'</text:p>
          <text:p text:style-name="P13">&gt;&gt;&gt; 'doesn\'t'</text:p>
          <text:p text:style-name="P13">"doesn't"</text:p>
          <text:p text:style-name="P13">&gt;&gt;&gt; "doesn't"</text:p>
          <text:p text:style-name="P13">"doesn't"</text:p>
          <text:p text:style-name="P13">&gt;&gt;&gt; '"Ja,", hat er gesagt.'</text:p>
          <text:p text:style-name="P13">'"Ja,", hat er gesagt.'</text:p>
          <text:p text:style-name="P13">&gt;&gt;&gt; "\"Ja,\", hat er gesagt."</text:p>
          <text:p text:style-name="P13">'"Ja,", hat er gesagt.'</text:p>
          <text:p text:style-name="P13">&gt;&gt;&gt; '"Isses nich\',", sagte sie.'</text:p>
          <text:p text:style-name="P13">'"Isses nich\',", sagte sie.</text:p>
          <text:p text:style-name="P1"><text:span text:style-name="T2">Der Interpreter gibt das Ergebnis von Zeichenketten-Operationen auf die gleiche Weise aus, wie sie eingegeben werden: Innerhalb von Anführungszeichen und mit durch Backslashes maskierten Anführungszeichen oder anderen seltsamen Zeichen, um den exakten Wert wiederzugeben. Die Zeichenkette wird von doppelten Anführungszeichen eingeschlossen, wenn sie ein einfaches Anführungszeichen, aber keine doppelten enthält, sonst wird sie von einfachen Anführungszeichen eingeschlossen. Die Funktion </text:span><text:span text:style-name="Source_20_Text"><text:span text:style-name="T3">print()</text:span></text:span><text:span text:style-name="T2"> produziert eine lesbarere Ausgabe.</text:span></text:p>
          <text:p text:style-name="P2">Es gibt mehrere Möglichkeiten, mehrzeilige Zeichenkettenliterale zu erzeugen, zum Beispiel durch Fortsetzungszeilen, die mit einem Backslash am Ende der physikalischen Zeile anzeigen, dass die nächste Zeile die logische Fortsetzung der aktuellen ist:</text:p>
          <text:p text:style-name="P11">hello = "Dies ist eine ziemlich lange Zeichenkette,\n\</text:p>
          <text:p text:style-name="P13">die mehrere Zeilen Text enthält und wie man sie auch in C schreiben würde.\n\</text:p>
          <text:p text:style-name="P14"><text:s text:c="4"/><text:span text:style-name="T1">Achtung: Leerzeichen am Anfang haben eine Bedeutung\</text:span></text:p>
          <text:p text:style-name="P13">für die Darstellung."</text:p>
          <text:p text:style-name="P15"/>
          <text:p text:style-name="P13">print(hello)</text:p>
          <text:p text:style-name="P1"><text:span text:style-name="T2">Zu beachten ist, dass Zeilenumbrüche immer noch in den Zeichenkette mit Hilfe von </text:span><text:span text:style-name="Source_20_Text"><text:span text:style-name="T4">\n</text:span></text:span><text:span text:style-name="T2"> eingebettet werden müssen. Der auf den Backslash folgende Zeilenumbruch gehört allerdings nicht mit zur Zeichenkette. Die vom Beispiel erzeugte Ausgabe sieht so aus :</text:span></text:p>
          <text:p text:style-name="P11">Dies ist eine ziemlich lange Zeichenkette,</text:p>
          <text:p text:style-name="P13">die mehrere Zeilen Text enthält und wie man sie auch in C schreiben würde.</text:p>
          <text:p text:style-name="P14"><text:s text:c="4"/><text:span text:style-name="T1">Achtung: Leerzeichen am Anfang haben eine Bedeutung für die Darstellung.</text:span></text:p>
          <text:p text:style-name="P1"><text:span text:style-name="T2">Zeichenketten können auch mit einem Paar von dreifachen Anführungszeichen umgeben werden: </text:span><text:span text:style-name="Source_20_Text"><text:span text:style-name="T4">"""</text:span></text:span><text:span text:style-name="T2"> oder </text:span><text:span text:style-name="Source_20_Text"><text:span text:style-name="T4">'''</text:span></text:span><text:span text:style-name="T2">. Zeilenenden müssen nicht hierbei escaped werden, sondern werden in die Zeichenkette übernommen. Deshalb wird im folgende Beispiel das erste Zeilenende escaped, um die unerwünschte führende Leerzeile zu vermeiden:</text:span></text:p>
          <text:p text:style-name="P11">print("""\</text:p>
          <text:p text:style-name="P13">Usage: thingy [OPTIONS]</text:p>
          <text:p text:style-name="P14"><text:s text:c="5"/><text:span text:style-name="T1">-h <text:s text:c="23"/>Display this usage message</text:span></text:p>
          <text:p text:style-name="P14"><text:soft-page-break/><text:s text:c="5"/><text:span text:style-name="T1">-H hostname <text:s text:c="14"/>Hostname to connect to</text:span></text:p>
          <text:p text:style-name="P13">""")</text:p>
          <text:p text:style-name="P2">Das erzeugt folgende Ausgabe:</text:p>
          <text:p text:style-name="P11">Usage: thingy [OPTIONS]</text:p>
          <text:p text:style-name="P14"><text:s text:c="5"/><text:span text:style-name="T1">-h <text:s text:c="23"/>Display this usage message</text:span></text:p>
          <text:p text:style-name="P14"><text:s text:c="5"/><text:span text:style-name="T1">-H hostname <text:s text:c="14"/>Hostname to connect to</text:span></text:p>
          <text:p text:style-name="P1"><text:span text:style-name="T2">Wenn wir den Zeichenkettenliteral zu einem “raw”-String machen, wird </text:span><text:span text:style-name="Source_20_Text"><text:span text:style-name="T4">\n</text:span></text:span><text:span text:style-name="T2"> nicht in einen Zeilenumbruch umgewandelt; auch der Backslash am Ende und das Zeilenumbruch-Zeichen im Quellcode sind Teil der Zeichenkette. Das Beispiel:</text:span></text:p>
          <text:p text:style-name="P11">hello = r"Dies ist eine ziemlich lange Zeichenkette,\n\</text:p>
          <text:p text:style-name="P13">die mehrere Zeilen Text enthält und wie man sie auch in C schreiben würde."</text:p>
          <text:p text:style-name="P15"/>
          <text:p text:style-name="P13">print(hello)</text:p>
          <text:p text:style-name="P2">führt zu folgender Ausgabe:</text:p>
          <text:p text:style-name="P11">Dies ist eine ziemlich lange Zeichenkette,\n\</text:p>
          <text:p text:style-name="P13">die mehrere Zeilen Text enthält und wie man sie auch in C schreiben würde.</text:p>
          <text:p text:style-name="P1"><text:span text:style-name="T2">Zeichenketten können mit dem </text:span><text:span text:style-name="Source_20_Text"><text:span text:style-name="T4">+</text:span></text:span><text:span text:style-name="T2">-Operator verkettet und mit </text:span><text:span text:style-name="Source_20_Text"><text:span text:style-name="T4">*</text:span></text:span><text:span text:style-name="T2"> wiederholt werden:</text:span></text:p>
          <text:p text:style-name="P11">&gt;&gt;&gt; word = 'Help' + 'A'</text:p>
          <text:p text:style-name="P13">&gt;&gt;&gt; word</text:p>
          <text:p text:style-name="P13">'HelpA'</text:p>
          <text:p text:style-name="P13">&gt;&gt;&gt; '&lt;' + word*5 + '&gt;'</text:p>
          <text:p text:style-name="P13">'&lt;HelpAHelpAHelpAHelpAHelpA&gt;'</text:p>
          <text:p text:style-name="P1"><text:span text:style-name="T2">Zwei Zeichenkettenliterale nebeneinander werden automatisch miteinander verknüpft. Die erste Zeile im obigen Beispiel hätte also auch </text:span><text:span text:style-name="Source_20_Text"><text:span text:style-name="T4">word = 'Help' 'A'</text:span></text:span><text:span text:style-name="T2"> lauten können. Das funktioniert allerdings nur mit zwei Literalen, nicht mit beliebigen String-Ausdrücken:</text:span></text:p>
          <text:p text:style-name="P11">&gt;&gt;&gt; 'str' 'ing' <text:s text:c="12"/>#Das ist ok</text:p>
          <text:p text:style-name="P13">'string'</text:p>
          <text:p text:style-name="P13">&gt;&gt;&gt; 'str'.strip() + 'ing' <text:s text:c="2"/>#Das ist ok</text:p>
          <text:p text:style-name="P13">'string'</text:p>
          <text:p text:style-name="P13">&gt;&gt;&gt; 'str'.strip() 'ing' <text:s text:c="4"/>#Das ist ungültig</text:p>
          <text:p text:style-name="P14"><text:s/><text:span text:style-name="T1">File "&lt;stdin&gt;", line 1, in ?</text:span></text:p>
          <text:p text:style-name="P14"><text:s text:c="3"/><text:span text:style-name="T1">'str'.strip() 'ing'</text:span></text:p>
          <text:p text:style-name="P14"><text:s text:c="21"/><text:span text:style-name="T1">^</text:span></text:p>
          <text:p text:style-name="P13">SyntaxError: invalid syntax</text:p>
          <text:p text:style-name="P1"><text:span text:style-name="T2">Zeichenketten können indiziert werden, wobei das erste Zeichen einer Zeichenkette wie in C den Index 0 hat (“nullbasierte Zählung”). Es gibt keinen speziellen Zeichentyp (wie </text:span><text:span text:style-name="Source_20_Text"><text:span text:style-name="T4">char</text:span></text:span><text:span text:style-name="T2"> in C) — ein Zeichen ist einfach eine Zeichenkette der Länge eins. Wie in der Programmiersprache Icon können Teile einer Zeichenkette mittels </text:span><text:span text:style-name="Emphasis"><text:span text:style-name="T2">Slice-Notation</text:span></text:span><text:span text:style-name="T2"> (Ausschnittschreibweise) festgelegt werden. Angegeben werden zwei Indizes getrennt durch einen Doppelpunkt (</text:span><text:span text:style-name="Source_20_Text"><text:span text:style-name="T4">:</text:span></text:span><text:span text:style-name="T2">).</text:span></text:p>
          <text:p text:style-name="P11">&gt;&gt;&gt; word[4]</text:p>
          <text:p text:style-name="P13">'A'</text:p>
          <text:p text:style-name="P13">&gt;&gt;&gt; word[0:2]</text:p>
          <text:p text:style-name="P13">'He'</text:p>
          <text:p text:style-name="P13">&gt;&gt;&gt; word[2:4]</text:p>
          <text:p text:style-name="P13">'lp'</text:p>
          <text:p text:style-name="P2"><text:soft-page-break/>Slice-Indizes haben nützliche Standardwerte: Wird der erste Index ausgelassen, beginnt der Ausschnitt mit dem ersten Zeichen der Zeichenkette (Index 0), wird der zweite Index ausgelassen, reicht der Ausschnitt bis zum Ende der Zeichenkette</text:p>
          <text:p text:style-name="P11">&gt;&gt;&gt; word[:2] <text:s text:c="3"/># Die ersten beiden Zeichen</text:p>
          <text:p text:style-name="P13">'He'</text:p>
          <text:p text:style-name="P13">&gt;&gt;&gt; word[2:] <text:s text:c="3"/># Alles außer den ersten beiden Zeichen</text:p>
          <text:p text:style-name="P13">'lpA'</text:p>
          <text:p text:style-name="P1"><text:span text:style-name="T2">Im Unterschied zu einem C-String kann ein Python-String nicht verändert werden — Zeichenketten sind </text:span><text:span text:style-name="Emphasis"><text:span text:style-name="T2">unveränderbar</text:span></text:span><text:span text:style-name="T2"> (</text:span><text:span text:style-name="Emphasis"><text:span text:style-name="T2">immutable</text:span></text:span><text:span text:style-name="T2">). Der Versuch, einer indizierten Position einer Zeichenkette etwas zuzuweisen, führt zu einer Fehlermeldung</text:span></text:p>
          <text:p text:style-name="P11">&gt;&gt;&gt; word[0] = 'x'</text:p>
          <text:p text:style-name="P13">Traceback (most recent call last):</text:p>
          <text:p text:style-name="P14"><text:s/><text:span text:style-name="T1">File "&lt;stdin&gt;", line 1, in ?</text:span></text:p>
          <text:p text:style-name="P13">TypeError: 'str' object does not support item assignment</text:p>
          <text:p text:style-name="P13">&gt;&gt;&gt; word[:1] = 'Splat'</text:p>
          <text:p text:style-name="P13">Traceback (most recent call last):</text:p>
          <text:p text:style-name="P14"><text:s/><text:span text:style-name="T1">File "&lt;stdin&gt;", line 1, in ?</text:span></text:p>
          <text:p text:style-name="P13">TypeError: 'str' object does not support slice assignment</text:p>
          <text:p text:style-name="P2">Stattdessen erzeugt man einfach eine neue Zeichenkette mit dem kombinierten Inhalt</text:p>
          <text:p text:style-name="P11">&gt;&gt;&gt; 'x' + word[1:]</text:p>
          <text:p text:style-name="P13">'xelpA'</text:p>
          <text:p text:style-name="P13">&gt;&gt;&gt; 'Splat' + word[4]</text:p>
          <text:p text:style-name="P13">'SplatA'</text:p>
          <text:p text:style-name="P1"><text:span text:style-name="T2">Noch ein Beispiel: </text:span><text:span text:style-name="Source_20_Text"><text:span text:style-name="T4">s[:i] + s[i:]</text:span></text:span><text:span text:style-name="T2"> entspricht </text:span><text:span text:style-name="Source_20_Text"><text:span text:style-name="T4">s</text:span></text:span><text:span text:style-name="T2">.</text:span></text:p>
          <text:p text:style-name="P11">&gt;&gt;&gt; word[:2] + word[2:]</text:p>
          <text:p text:style-name="P13">'HelpA'</text:p>
          <text:p text:style-name="P13">&gt;&gt;&gt; word[:3] + word[3:]</text:p>
          <text:p text:style-name="P13">'HelpA'</text:p>
          <text:p text:style-name="P2">Werden bei der Slice-Notation Indizes angegeben, die die tatsächliche Länge einer Zeichenkette überschreiten, führt dies nicht zu einer Fehlermeldung: Ein zu großer zweiter Index wird durch die Länge der Zeichenkette ersetzt und Ausschnitte, die keine Zeichen enthalten, liefern eine leere Zeichenkette zurück.</text:p>
          <text:p text:style-name="P11">&gt;&gt;&gt; word[1:100]</text:p>
          <text:p text:style-name="P13">'elpA'</text:p>
          <text:p text:style-name="P13">&gt;&gt;&gt; word[10:]</text:p>
          <text:p text:style-name="P13">''</text:p>
          <text:p text:style-name="P13">&gt;&gt;&gt; word[2:1]</text:p>
          <text:p text:style-name="P13">''</text:p>
          <text:p text:style-name="P2">Indizes können auch negative Zahlen sein — dann wird von rechts nach links gezählt. Zum Beispiel:</text:p>
          <text:p text:style-name="P11">&gt;&gt;&gt; word[-1] <text:s text:c="4"/># Das letzte Zeichen</text:p>
          <text:p text:style-name="P13">'A'</text:p>
          <text:p text:style-name="P13">&gt;&gt;&gt; word[-2] <text:s text:c="4"/># Das vorletzte Zeichen</text:p>
          <text:p text:style-name="P13">'p'</text:p>
          <text:p text:style-name="P13">&gt;&gt;&gt; word[-2:] <text:s text:c="3"/># Die letzten zwei Zeichen</text:p>
          <text:p text:style-name="P13">'pA'</text:p>
          <text:p text:style-name="P13">&gt;&gt;&gt; word[:-2] <text:s text:c="3"/># Alles außer den letzten beiden Zeichen</text:p>
          <text:p text:style-name="P13">'Hel'</text:p>
          <text:p text:style-name="P2"><text:soft-page-break/>Achtung: -0 ist dasselbe wie 0. Das heißt, die Zählung beginnt ganz normal von links!</text:p>
          <text:p text:style-name="P11">&gt;&gt;&gt; word[-0] <text:s text:c="4"/># (da -0 gleich 0)</text:p>
          <text:p text:style-name="P13">'H'</text:p>
          <text:p text:style-name="P2">Das automatische Kürzen bei Verwendung von Indizes, die außerhalb der tatsächlichen Länge der Zeichenkette liegen, funktioniert allerdings nur bei der Slice-Notation, nicht beim Zugriff auf ein einzelnes Zeichen mittels Indexschreibweise:</text:p>
          <text:p text:style-name="P11">&gt;&gt;&gt; word[-100:]</text:p>
          <text:p text:style-name="P13">'HelpA'</text:p>
          <text:p text:style-name="P13">&gt;&gt;&gt; word[-10] <text:s text:c="3"/># Fehler</text:p>
          <text:p text:style-name="P13">Traceback (most recent call last):</text:p>
          <text:p text:style-name="P14"><text:s/><text:span text:style-name="T1">File "&lt;stdin&gt;", line 1, in ?</text:span></text:p>
          <text:p text:style-name="P13">IndexError: string index out of range</text:p>
          <text:p text:style-name="P1"><text:span text:style-name="T2">Man kann sich die Indizes beim Slicing so vorstellen, dass sie </text:span><text:span text:style-name="Emphasis"><text:span text:style-name="T2">zwischen</text:span></text:span><text:span text:style-name="T2"> den Zeichen liegen — wobei die linke Ecke des ersten Zeichens den Index 0 hat und die rechte Ecke des letzten Zeichens einer </text:span><text:span text:style-name="Emphasis"><text:span text:style-name="T2">n</text:span></text:span><text:span text:style-name="T2"> Zeichen langen Zeichenkette den Index </text:span><text:span text:style-name="Emphasis"><text:span text:style-name="T2">n</text:span></text:span><text:span text:style-name="T2">. Ein Beispiel</text:span></text:p>
          <text:p text:style-name="P12"><text:s/><text:span text:style-name="T1">+---+---+---+---+---+</text:span></text:p>
          <text:p text:style-name="P14"><text:s/><text:span text:style-name="T1">| H | e | l | p | A |</text:span></text:p>
          <text:p text:style-name="P14"><text:s/><text:span text:style-name="T1">+---+---+---+---+---+</text:span></text:p>
          <text:p text:style-name="P14"><text:s/><text:span text:style-name="T1">0 <text:s text:c="2"/>1 <text:s text:c="2"/>2 <text:s text:c="2"/>3 <text:s text:c="2"/>4 <text:s text:c="2"/>5</text:span></text:p>
          <text:p text:style-name="P13">-5 <text:s/>-4 <text:s/>-3 <text:s/>-2 <text:s/>-1</text:p>
          <text:p text:style-name="P1"><text:span text:style-name="T2">Die erste Zahlenreihe gibt die Position der Indizes 0...5 im String an, die zweite Reihe die entsprechenden negativen Indizes. Der Ausschnitt von </text:span><text:span text:style-name="Emphasis"><text:span text:style-name="T2">i</text:span></text:span><text:span text:style-name="T2"> bis </text:span><text:span text:style-name="Emphasis"><text:span text:style-name="T2">j</text:span></text:span><text:span text:style-name="T2"> besteht aus allen Zeichen zwischen den Positionen, die durch </text:span><text:span text:style-name="Emphasis"><text:span text:style-name="T2">i</text:span></text:span><text:span text:style-name="T2"> beziehungsweise </text:span><text:span text:style-name="Emphasis"><text:span text:style-name="T2">j</text:span></text:span><text:span text:style-name="T2"> gekennzeichnet werden.</text:span></text:p>
          <text:p text:style-name="P1"><text:span text:style-name="T2">Bei Verwendung von nicht-negativen Indizes entspricht die Länge des dadurch festgelegten Ausschnitts der Differenz der beiden Indizes, sofern beide innerhalb der tatsächlichen Grenzen der Zeichenkette liegen. Die Länge von </text:span><text:span text:style-name="Source_20_Text"><text:span text:style-name="T4">word[1:3]</text:span></text:span><text:span text:style-name="T2"> ist zum Beispiel 2.</text:span></text:p>
          <text:p text:style-name="P1"><text:span text:style-name="T2">Die eingebaute Funktion </text:span><text:span text:style-name="Source_20_Text"><text:span text:style-name="T3">len()</text:span></text:span><text:span text:style-name="T2"> gibt die Länge eines Strings zurück:</text:span></text:p>
          <text:p text:style-name="P11">&gt;&gt;&gt; s = 'supercalifragilisticexpialidocious'</text:p>
          <text:p text:style-name="P13">&gt;&gt;&gt; len(s)</text:p>
          <text:p text:style-name="P13">34</text:p>
          <text:p text:style-name="P3">Siehe auch</text:p>
          <text:p text:style-name="P9"><text:a xlink:type="simple" xlink:href="http://docs.python.org/3.3/library/stdtypes.html#typesseq" text:style-name="Internet_20_link" text:visited-style-name="Visited_20_Internet_20_Link"><text:span text:style-name="T6">Sequence Types</text:span></text:a></text:p>
          <text:p text:style-name="P19"><text:span text:style-name="T2">Zeichenketten gehören zu den </text:span><text:span text:style-name="Emphasis"><text:span text:style-name="T2">Sequenztypen</text:span></text:span><text:span text:style-name="T2"> und verfügen über alle Operationen, die von diesen Typen unterstützt werden.</text:span></text:p>
          <text:p text:style-name="P10"><text:a xlink:type="simple" xlink:href="http://docs.python.org/3.3/library/stdtypes.html#string-methods" text:style-name="Internet_20_link" text:visited-style-name="Visited_20_Internet_20_Link"><text:span text:style-name="T6">String Methods</text:span></text:a></text:p>
          <text:p text:style-name="P18">Strings verfügen über eine große Zahl an Methoden für grundlegende Transformationen und Suche.</text:p>
          <text:p text:style-name="P10"><text:a xlink:type="simple" xlink:href="http://docs.python.org/3.3/library/string.html#string-formatting" text:style-name="Internet_20_link" text:visited-style-name="Visited_20_Internet_20_Link"><text:span text:style-name="T6">String Formatting</text:span></text:a></text:p>
          <text:p text:style-name="P19"><text:span text:style-name="T2">Informationen über Stringformatierung mit </text:span><text:span text:style-name="Source_20_Text"><text:span text:style-name="T3">str.format()</text:span></text:span><text:span text:style-name="T2"> sind hier zu finden.</text:span></text:p>
          <text:p text:style-name="P10"><text:a xlink:type="simple" xlink:href="http://docs.python.org/3.3/library/stdtypes.html#old-string-formatting" text:style-name="Internet_20_link" text:visited-style-name="Visited_20_Internet_20_Link"><text:span text:style-name="T6">Old String Formatting Operations</text:span></text:a></text:p>
          <text:p text:style-name="P19"><text:soft-page-break/><text:span text:style-name="T2">Die alten Formatierungsoperationen, die aufgerufen werden, wenn Strings und Unicodestrings die linken Operanden des </text:span><text:span text:style-name="Source_20_Text"><text:span text:style-name="T4">%</text:span></text:span><text:span text:style-name="T2">-Operators sind, werden hier ausführlich beschrieben.</text:span></text:p>
        </text:section>
        <text:section text:style-name="Sect1" text:name="uber-unicode">
          <text:h text:style-name="P8" text:outline-level="3"><text:bookmark text:name="tut-unicodestrings"/>3.1.3. Über Unicode</text:h>
          <text:p text:style-name="P1"><text:span text:style-name="T2">Beginnend mit Python 3.0 unterstützen alle Strings </text:span><text:a xlink:type="simple" xlink:href="http://www.unicode.org/" text:style-name="Internet_20_link" text:visited-style-name="Visited_20_Internet_20_Link"><text:span text:style-name="T5">Unicode</text:span></text:a><text:span text:style-name="T2">.</text:span></text:p>
          <text:p text:style-name="P1"><text:span text:style-name="T2">Unicode hat den Vorteil, dass es eine Ordnungszahl für jedes Zeichen in jedem Schriftstück bereitstellt, das in modernen und antiken Texten benutzt wird. Davor waren nur 256 Ordnungszahlen für Schriftzeichen möglich. Texte waren typischerweise an eine Codepage gebunden, die die Ordnungszahlen den Schriftzeichen zugeordnet hat. Das führte zu großer Verwirrung, vor allem im Hinblick auf Internationalisierung von Software (üblicherweise </text:span><text:span text:style-name="Source_20_Text"><text:span text:style-name="T4">i18n</text:span></text:span><text:span text:style-name="T2"> — </text:span><text:span text:style-name="Source_20_Text"><text:span text:style-name="T4">'i'</text:span></text:span><text:span text:style-name="T2"> + 18 Zeichen + </text:span><text:span text:style-name="Source_20_Text"><text:span text:style-name="T4">'n'</text:span></text:span><text:span text:style-name="T2">) . Unicode löst diese Probleme, indem es eine Codepage für alle Schriftzeichen definiert.</text:span></text:p>
          <text:p text:style-name="P1"><text:span text:style-name="T2">Will man spezielle Zeichen in eine Zeichenketten einbinden, erreicht man das durch die Verwendung von Pythons </text:span><text:span text:style-name="Emphasis"><text:span text:style-name="T2">Unicode-Escape</text:span></text:span><text:span text:style-name="T2">-Schreibweise. Das folgende Beispiel zeigt wie:</text:span></text:p>
          <text:p text:style-name="P11">&gt;&gt;&gt; 'Hello\u0020World !'</text:p>
          <text:p text:style-name="P13">'Hello World !'</text:p>
          <text:p text:style-name="P1"><text:span text:style-name="T2">Die Escapesequenz </text:span><text:span text:style-name="Source_20_Text"><text:span text:style-name="T4">\u0020</text:span></text:span><text:span text:style-name="T2"> gibt an, dass das Unicodezeichen mit der Ordnungszahl 0x0020 (das Leerzeichen) an der gegebenen Position eingefügt werden soll.</text:span></text:p>
          <text:p text:style-name="P2">Andere Zeichen werden interpretiert, indem ihre jeweiligen Ordnungszahlen direkt als Unicode-Ordnungszahlen benutzt werden. Hat man Zeichenkettenliterale in der normalen Latin-1-Kodierung, die in vielen westlichen Ländern benutzt wird, dann entsprechen die ersten 256 Zeichen von Unicode denselben Zeichen der Latin-1-Kodierung.</text:p>
          <text:p text:style-name="P2">Neben diesen Standardkodierungen stellt Python eine ganze Reihe anderer Möglichkeiten bereit, Unicodestrings zu erstellen, sofern man die verwendete Kodierung kennt.</text:p>
          <text:p text:style-name="P1"><text:span text:style-name="T2">Zur Konvertierung von Zeichenketten in Bytefolgen stellen Stringobjekte die Methode </text:span><text:span text:style-name="Source_20_Text"><text:span text:style-name="T3">encode()</text:span></text:span><text:span text:style-name="T2"> bereit, die den Namen der Kodierung als Argument entgegennimmt, und zwar möglichst in Kleinbuchstaben.</text:span></text:p>
          <text:p text:style-name="P11">&gt;&gt;&gt; "Äpfel".encode('utf-8')</text:p>
          <text:p text:style-name="P13">b'\xc3\x84pfel'</text:p>
        </text:section>
        <text:section text:style-name="Sect1" text:name="listen">
          <text:h text:style-name="P8" text:outline-level="3"><text:bookmark text:name="tut-lists"/>3.1.4. Listen</text:h>
          <text:p text:style-name="P1"><text:span text:style-name="T2">Python kennt viele zusammengesetzte Datentypen (</text:span><text:span text:style-name="Emphasis"><text:span text:style-name="T2">compound data types</text:span></text:span><text:span text:style-name="T2">), die zur Gruppierung unterschiedlicher Werte verwendet werden können. Die flexibelste davon ist die Liste (</text:span><text:span text:style-name="Emphasis"><text:span text:style-name="T2">list</text:span></text:span><text:span text:style-name="T2">): Eine Liste von Werten (Elemente), die durch Kommas getrennt und von </text:span><text:soft-page-break/><text:span text:style-name="T2">eckigen Klammern eingeschlossen werden. Listenelemente müssen nicht alle denselben Typ haben.</text:span></text:p>
          <text:p text:style-name="P11">&gt;&gt;&gt; a = ['spam', 'eggs', 100, 1234]</text:p>
          <text:p text:style-name="P13">&gt;&gt;&gt; a</text:p>
          <text:p text:style-name="P13">['spam', 'eggs', 100, 1234]</text:p>
          <text:p text:style-name="P1"><text:span text:style-name="T2">Ebenso wie die Indizierung bei Zeichenketten ist auch die Listenindizierung nullbasiert — das erste Element hat also den Index 0. Auch das von Zeichenketten bekannte Slicing sowie die Verkettung und Vervielfachung </text:span><text:span text:style-name="Source_20_Text"><text:span text:style-name="T4">+</text:span></text:span><text:span text:style-name="T2"> bzw. </text:span><text:span text:style-name="Source_20_Text"><text:span text:style-name="T4">*</text:span></text:span><text:span text:style-name="T2"> sind mit Listen möglich</text:span></text:p>
          <text:p text:style-name="P11">&gt;&gt;&gt; a[0]</text:p>
          <text:p text:style-name="P13">'spam'</text:p>
          <text:p text:style-name="P13">&gt;&gt;&gt; a[3]</text:p>
          <text:p text:style-name="P13">1234</text:p>
          <text:p text:style-name="P13">&gt;&gt;&gt; a[-2]</text:p>
          <text:p text:style-name="P13">100</text:p>
          <text:p text:style-name="P13">&gt;&gt;&gt; a[1:-1]</text:p>
          <text:p text:style-name="P13">['eggs', 100]</text:p>
          <text:p text:style-name="P13">&gt;&gt;&gt; a[:2] + ['bacon', 2*2]</text:p>
          <text:p text:style-name="P13">['spam', 'eggs', 'bacon', 4]</text:p>
          <text:p text:style-name="P13">&gt;&gt;&gt; 3*a[:3] + ['Boo!']</text:p>
          <text:p text:style-name="P13">['spam', 'eggs', 100, 'spam', 'eggs', 100, 'spam', 'eggs', 100, 'Boo!']</text:p>
          <text:p text:style-name="P1"><text:span text:style-name="T2">Alle Slicing-Operationen geben eine neue Liste zurück, die die angeforderten Elemente enthält. Das bedeutet, dass die folgende Operation eine flache Kopie (</text:span><text:span text:style-name="Emphasis"><text:span text:style-name="T2">shallow copy</text:span></text:span><text:span text:style-name="T2">) der Liste </text:span><text:span text:style-name="Source_20_Text"><text:span text:style-name="T4">a</text:span></text:span><text:span text:style-name="T2"> zurückgibt:</text:span></text:p>
          <text:p text:style-name="P11">&gt;&gt;&gt; a[:]</text:p>
          <text:p text:style-name="P13">['spam', 'eggs', 100, 1234]</text:p>
          <text:p text:style-name="P1"><text:span text:style-name="T2">Im Unterschied zu Zeichenketten sind Listen allerdings </text:span><text:span text:style-name="Emphasis"><text:span text:style-name="T2">veränderbar</text:span></text:span><text:span text:style-name="T2"> (</text:span><text:span text:style-name="Emphasis"><text:span text:style-name="T2">mutable</text:span></text:span><text:span text:style-name="T2">), so dass es möglich ist, innerhalb einer Liste Veränderungen vorzunehmen</text:span></text:p>
          <text:p text:style-name="P11">&gt;&gt;&gt; a</text:p>
          <text:p text:style-name="P13">['spam', 'eggs', 100, 1234]</text:p>
          <text:p text:style-name="P13">&gt;&gt;&gt; a[2] = a[2] + 23</text:p>
          <text:p text:style-name="P13">&gt;&gt;&gt; a</text:p>
          <text:p text:style-name="P13">['spam', 'eggs', 123, 1234]</text:p>
          <text:p text:style-name="P2">Selbst Zuweisungen an Slices sind möglich. Dadurch kann man die Länge einer Liste verändern oder sie sogar ganz leeren</text:p>
          <text:p text:style-name="P11">&gt;&gt;&gt; # Ein paar Elemente ersetzen:</text:p>
          <text:p text:style-name="P13">... a[0:2] = [1, 12]</text:p>
          <text:p text:style-name="P13">&gt;&gt;&gt; a</text:p>
          <text:p text:style-name="P13">[1, 12, 123, 1234]</text:p>
          <text:p text:style-name="P13">&gt;&gt;&gt; # Ein paar entfernen:</text:p>
          <text:p text:style-name="P13">... a[0:2] = []</text:p>
          <text:p text:style-name="P13">&gt;&gt;&gt; a</text:p>
          <text:p text:style-name="P13">[123, 1234]</text:p>
          <text:p text:style-name="P13">&gt;&gt;&gt; # Ein paar einfügen:</text:p>
          <text:p text:style-name="P13">... a[1:1] = ['bletch', 'xyzzy']</text:p>
          <text:p text:style-name="P13">&gt;&gt;&gt; a</text:p>
          <text:p text:style-name="P13">[123, 'bletch', 'xyzzy', 1234]</text:p>
          <text:p text:style-name="P13">&gt;&gt;&gt; # (Eine Kopie von) sich selbst am Anfang einfügen:</text:p>
          <text:p text:style-name="P13">&gt;&gt;&gt; a[:0] = a</text:p>
          <text:p text:style-name="P13">&gt;&gt;&gt; a</text:p>
          <text:p text:style-name="P13">[123, 'bletch', 'xyzzy', 1234, 123, 'bletch', 'xyzzy', 1234]</text:p>
          <text:p text:style-name="P13">&gt;&gt;&gt; # Die Liste leeren: Alle Elemente durch eine leere Liste <text:s/>ersetzen</text:p>
          <text:p text:style-name="P13">&gt;&gt;&gt; a[:] = []</text:p>
          <text:p text:style-name="P13"><text:soft-page-break/>&gt;&gt;&gt; a</text:p>
          <text:p text:style-name="P13">[]</text:p>
          <text:p text:style-name="P1"><text:span text:style-name="T2">Die eingebaute Funktion </text:span><text:span text:style-name="Source_20_Text"><text:span text:style-name="T3">len()</text:span></text:span><text:span text:style-name="T2"> lässt sich auch auf Listen anwenden:</text:span></text:p>
          <text:p text:style-name="P11">&gt;&gt;&gt; a = ['a', 'b', 'c', 'd']</text:p>
          <text:p text:style-name="P13">&gt;&gt;&gt; len(a)</text:p>
          <text:p text:style-name="P13">4</text:p>
          <text:p text:style-name="P1"><text:span text:style-name="T2">Es ist auch möglich Listen zu verschachteln (</text:span><text:span text:style-name="Emphasis"><text:span text:style-name="T2">nest</text:span></text:span><text:span text:style-name="T2">), das heißt, Listen zu erzeugen, die andere Listen enthalten. Ein Beispiel:</text:span></text:p>
          <text:p text:style-name="P11">&gt;&gt;&gt; q = [2, 3]</text:p>
          <text:p text:style-name="P13">&gt;&gt;&gt; p = [1, q, 4]</text:p>
          <text:p text:style-name="P13">&gt;&gt;&gt; len(p)</text:p>
          <text:p text:style-name="P13">3</text:p>
          <text:p text:style-name="P13">&gt;&gt;&gt; p[1]</text:p>
          <text:p text:style-name="P13">[2, 3]</text:p>
          <text:p text:style-name="P13">&gt;&gt;&gt; p[1][0]</text:p>
          <text:p text:style-name="P13">2</text:p>
          <text:p text:style-name="P2">Man kann auch etwas ans Ende einer Liste hängen:</text:p>
          <text:p text:style-name="P11">&gt;&gt;&gt; p[1].append('xtra')</text:p>
          <text:p text:style-name="P13">&gt;&gt;&gt; p</text:p>
          <text:p text:style-name="P13">[1, [2, 3, 'xtra'], 4]</text:p>
          <text:p text:style-name="P13">&gt;&gt;&gt; q</text:p>
          <text:p text:style-name="P13">[2, 3, 'xtra']</text:p>
          <text:p text:style-name="P1"><text:span text:style-name="T2">Beachte, dass im letzten Beispiel </text:span><text:span text:style-name="Source_20_Text"><text:span text:style-name="T4">p[1]</text:span></text:span><text:span text:style-name="T2"> und </text:span><text:span text:style-name="Source_20_Text"><text:span text:style-name="T4">q</text:span></text:span><text:span text:style-name="T2"> wirklich auf dasselbe Objekt zeigen! Wir kommen später zur </text:span><text:span text:style-name="Emphasis"><text:span text:style-name="T2">Objektsemantik</text:span></text:span><text:span text:style-name="T2"> zurück.</text:span></text:p>
        </text:section>
      </text:section>
      <text:section text:style-name="Sect1" text:name="erste-schritte-zur-programmierung">
        <text:h text:style-name="P6" text:outline-level="2"><text:bookmark text:name="tut-firststeps"/>3.2. Erste Schritte zur Programmierung</text:h>
        <text:p text:style-name="P1"><text:span text:style-name="T2">Natürlich kann man Python für kompliziertere Aufgaben verwenden, als nur zwei und zwei zu addieren. Beispielsweise lassen sich die ersten Glieder der </text:span><text:span text:style-name="Emphasis"><text:span text:style-name="T2">Fibonacci-Folge</text:span></text:span><text:span text:style-name="T2"> folgendermaßen erzeugen:</text:span></text:p>
        <text:p text:style-name="P11">&gt;&gt;&gt; # Fibonacci-Folge:</text:p>
        <text:p text:style-name="P13">... # Die Summe der letzten beiden Elemente ergibt das nächste</text:p>
        <text:p text:style-name="P13">... a, b = 0, 1</text:p>
        <text:p text:style-name="P13">&gt;&gt;&gt; while b &lt; 10:</text:p>
        <text:p text:style-name="P13">... <text:s text:c="4"/>print(b)</text:p>
        <text:p text:style-name="P13">... <text:s text:c="4"/>a, b = b, a+b</text:p>
        <text:p text:style-name="P13">...</text:p>
        <text:p text:style-name="P13">1</text:p>
        <text:p text:style-name="P13">1</text:p>
        <text:p text:style-name="P13">2</text:p>
        <text:p text:style-name="P13">3</text:p>
        <text:p text:style-name="P13">5</text:p>
        <text:p text:style-name="P13">8</text:p>
        <text:p text:style-name="P2">Dieses Beispiel stellt ein paar neue Eigenschaften vor.</text:p>
        <text:list xml:id="list3181813365" text:style-name="L1">
          <text:list-item>
            <text:p text:style-name="P4"><text:span text:style-name="T2">Die erste Zeile enthält eine </text:span><text:span text:style-name="Emphasis"><text:span text:style-name="T2">Mehrfachzuweisung</text:span></text:span><text:span text:style-name="T2"> (</text:span><text:span text:style-name="Emphasis"><text:span text:style-name="T2">multiple assignment</text:span></text:span><text:span text:style-name="T2">): Die Variablen </text:span><text:span text:style-name="Source_20_Text"><text:span text:style-name="T4">a</text:span></text:span><text:span text:style-name="T2"> und </text:span><text:span text:style-name="Source_20_Text"><text:span text:style-name="T4">b</text:span></text:span><text:span text:style-name="T2"> bekommen gleichzeitig die neuen Werte 0 und 1. In der letzten Zeile wird sie erneut eingesetzt, um zu zeigen, dass zuerst alle Ausdrücke auf der </text:span><text:soft-page-break/><text:span text:style-name="T2">rechten Seite ausgewertet werden, bevor irgendeine Zuweisung vorgenommen wird! Die Ausdrücke auf der rechten Seite werden von links nach rechts ausgewertet.</text:span></text:p>
          </text:list-item>
          <text:list-item>
            <text:p text:style-name="P4"><text:span text:style-name="T2">Die </text:span><text:span text:style-name="Source_20_Text"><text:span text:style-name="T3">while</text:span></text:span><text:span text:style-name="T2"> Schleife wird solange ausgeführt, wie die Bedingung (hier: </text:span><text:span text:style-name="Source_20_Text"><text:span text:style-name="T4">b &lt; 10</text:span></text:span><text:span text:style-name="T2">) wahr ist. In Python wie in C ist jede von Null verschiedene Zahl wahr (</text:span><text:span text:style-name="Emphasis"><text:span text:style-name="T2">True</text:span></text:span><text:span text:style-name="T2">), Null ist unwahr (</text:span><text:span text:style-name="Emphasis"><text:span text:style-name="T2">False</text:span></text:span><text:span text:style-name="T2">). Die Bedingung kann auch ein String- oder Listenwert sein, eigentlich sogar jede Sequenz. Alles mit einer von Null verschiedenen Länge ist wahr, leere Sequenzen sind unwahr. Die Bedingung im Beispiel ist ein einfacher Vergleich. Die normalen Vergleichsoperatoren werden wie in C geschrieben: </text:span><text:span text:style-name="Source_20_Text"><text:span text:style-name="T4">&lt;</text:span></text:span><text:span text:style-name="T2"> (kleiner als), </text:span><text:span text:style-name="Source_20_Text"><text:span text:style-name="T4">&gt;</text:span></text:span><text:span text:style-name="T2"> (größer als), </text:span><text:span text:style-name="Source_20_Text"><text:span text:style-name="T4">==</text:span></text:span><text:span text:style-name="T2"> (gleich), </text:span><text:span text:style-name="Source_20_Text"><text:span text:style-name="T4">&lt;=</text:span></text:span><text:span text:style-name="T2"> (kleiner oder gleich), </text:span><text:span text:style-name="Source_20_Text"><text:span text:style-name="T4">&gt;=</text:span></text:span><text:span text:style-name="T2"> (größer oder gleich) und </text:span><text:span text:style-name="Source_20_Text"><text:span text:style-name="T4">!=</text:span></text:span><text:span text:style-name="T2"> (ungleich).</text:span></text:p>
          </text:list-item>
          <text:list-item>
            <text:p text:style-name="P4"><text:span text:style-name="T2">Der </text:span><text:span text:style-name="Emphasis"><text:span text:style-name="T2">Schleifenrumpf</text:span></text:span><text:span text:style-name="T2"> ist </text:span><text:span text:style-name="Emphasis"><text:span text:style-name="T2">eingerückt</text:span></text:span><text:span text:style-name="T2"> (</text:span><text:span text:style-name="Emphasis"><text:span text:style-name="T2">indented</text:span></text:span><text:span text:style-name="T2">): Durch Einrückung wird in Python eine Gruppierung vorgenommen. In der interaktiven Eingabeaufforderung muss man Tabs oder Leerzeichen für jede eingerückte Zeile eingeben. In der Praxis wird man kompliziertere Codestücke mit einem Texteditor vorbereiten und alle vernünftigen Editoren haben eine Möglichkeit, um automatisch einzurücken. Wenn eine zusammengesetzte Anweisung (</text:span><text:span text:style-name="Emphasis"><text:span text:style-name="T2">compound statement</text:span></text:span><text:span text:style-name="T2">) interaktiv eingegeben wird, muss eine Leerzeile darauf folgen, um anzuzeigen, dass sie komplett ist, da der Parser nicht erahnen kann, wenn man die letzte Zeile eingegeben hat. Beachte, dass jede Zeile in einem zusammengehörigen Block gleich eingerückt sein muss.</text:span></text:p>
          </text:list-item>
          <text:list-item>
            <text:p text:style-name="P5"><text:span text:style-name="T2">Die Funktion </text:span><text:span text:style-name="Source_20_Text"><text:span text:style-name="T3">print()</text:span></text:span><text:span text:style-name="T2"> gibt den Wert des Ausdrucks aus, der ihr übergeben wurde. Die Ausgabe unterscheidet sich bei Mehrfachausdrücken, Fließkommazahlen und Zeichenketten von der Ausgabe, die man erhält, wenn man die Ausdrücke einfach so eingibt (wie wir es vorher in den Taschenrechnerbeispielen gemacht haben). Zeichenketten werden ohne Anführungszeichen ausgegeben, und bei Angabe mehrere Argumente wird zwischen je zwei Argumenten ein Leerzeichen eingefügt. So lassen sich einfache Formatierungen vornehmen, wie das Beispiel zeigt</text:span></text:p>
            <text:p text:style-name="P16">&gt;&gt;&gt; i = 256 * 256</text:p>
            <text:p text:style-name="P16">&gt;&gt;&gt; print('Der Wert von i ist', i)</text:p>
            <text:p text:style-name="P16">Der Wert von i ist 65536</text:p>
          </text:list-item>
        </text:list>
        <text:p text:style-name="P1"><text:span text:style-name="T2">Durch Verwendung des Schlüsselwortarguments </text:span><text:span text:style-name="Emphasis"><text:span text:style-name="T2">end</text:span></text:span><text:span text:style-name="T2"> kann der Zeilenumbruch nach der Ausgabe verhindert oder die Ausgabe mit einem anderen String beendet werden.</text:span></text:p>
        <text:p text:style-name="P11">&gt;&gt;&gt; a, b = 0, 1</text:p>
        <text:p text:style-name="P13">&gt;&gt;&gt; while b &lt; 1000:</text:p>
        <text:p text:style-name="P13">... <text:s text:c="4"/>print(b, end=' ')</text:p>
        <text:p text:style-name="P13">... <text:s text:c="4"/>a, b = b, a+b</text:p>
        <text:p text:style-name="P13">...</text:p>
        <text:p text:style-name="P13">1 1 2 3 5 8 13 21 34 55 89 144 233 377 610 987</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08:06:20.669142541</meta:creation-date>
    <dc:date>2021-04-18T08:07:30.913115299</dc:date>
    <meta:editing-duration>PT1M12S</meta:editing-duration>
    <meta:editing-cycles>1</meta:editing-cycles>
    <meta:document-statistic meta:table-count="0" meta:image-count="0" meta:object-count="0" meta:page-count="11" meta:paragraph-count="341" meta:word-count="3091" meta:character-count="20377" meta:non-whitespace-character-count="17376"/>
    <meta:generator>LibreOffice/6.1.5.2$Linux_ARM_EABI LibreOffice_project/10$Build-2</meta:generator>
  </office:meta>
</office:document-meta>
</file>